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, Arial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Sample data logs of tubes with calculations</text:p>
          </table:table-cell>
          <table:covered-table-cell table:number-columns-repeated="13"/>
        </table:table-row>
        <table:table-row table:style-name="ro1">
          <table:table-cell table:style-name="ce2" office:value-type="string" calcext:value-type="string" table:number-columns-spanned="14" table:number-rows-spanned="1">
            <text:p>This data was logged by watching the mercury tubes to figure out how sensitive they are to temperature changes and the relative difference between tubes A and B</text:p>
          </table:table-cell>
          <table:covered-table-cell table:number-columns-repeated="13"/>
        </table:table-row>
        <table:table-row table:style-name="ro1">
          <table:table-cell office:value-type="string" calcext:value-type="string">
            <text:p>Temp RAW</text:p>
          </table:table-cell>
          <table:table-cell office:value-type="string" calcext:value-type="string">
            <text:p>Temp C</text:p>
          </table:table-cell>
          <table:table-cell office:value-type="string" calcext:value-type="string">
            <text:p>Temp 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VG A 1</text:p>
          </table:table-cell>
          <table:table-cell office:value-type="string" calcext:value-type="string">
            <text:p>AVG A 0</text:p>
          </table:table-cell>
          <table:table-cell office:value-type="string" calcext:value-type="string">
            <text:p>AVG A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AGV B 1</text:p>
          </table:table-cell>
          <table:table-cell office:value-type="string" calcext:value-type="string">
            <text:p>AVG B 0</text:p>
          </table:table-cell>
          <table:table-cell office:value-type="string" calcext:value-type="string">
            <text:p>AVG B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20125" calcext:value-type="float">
            <text:p>20125</text:p>
          </table:table-cell>
          <table:table-cell table:formula="of:=[.A4]/1000" office:value-type="float" office:value="20.125" calcext:value-type="float">
            <text:p>20.125</text:p>
          </table:table-cell>
          <table:table-cell table:formula="of:=[.A4]/1000*1.8+32" office:value-type="float" office:value="68.225" calcext:value-type="float">
            <text:p>68.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table:formula="of:=([.C4]+[.C6]+[.C8]+[.C10]+[.C14]+[.C16]+[.C26]+[.C30]+[.C32]+[.C34]+[.C38]+[.C42]+[.C44]+[.C46]+[.C48]+[.C50]+[.C52]+[.C54]+[.C56]+[.C58]+[.C60]+[.C62]+[.C64]+[.C68])/24" office:value-type="float" office:value="70.019825" calcext:value-type="float">
            <text:p>70.019825</text:p>
          </table:table-cell>
          <table:table-cell table:style-name="ce3" table:formula="of:=([.C5]+[.C7]+[.C9]+[.C13]+[.C15]+[.C25]+[.C29]+[.C31]+[.C33]+[.C37]+[.C41]+[.C43]+[.C45]+[.C47]+[.C49]+[.C51]+[.C53]+[.C55]+[.C57]+[.C59]+[.C61]+[.C63]+[.C67]+[.C71])/24" office:value-type="float" office:value="70.3433" calcext:value-type="float">
            <text:p>70.3433</text:p>
          </table:table-cell>
          <table:table-cell table:formula="of:=([.C5]+[.C7]+[.C9]+[.C13]+[.C15]+[.C25]+[.C29]+[.C31]+[.C33]+[.C37]+[.C41]+[.C43]+[.C45]+[.C47]+[.C49]+[.C51]+[.C53]+[.C55]+[.C57]+[.C59]+[.C61]+[.C63]+[.C67]+[.C71]+[.C4]+[.C6]+[.C8]+[.C10]+[.C14]+[.C16]+[.C26]+[.C30]+[.C32]+[.C34]+[.C38]+[.C42]+[.C44]+[.C46]+[.C48]+[.C50]+[.C52]+[.C54]+[.C56]+[.C58]+[.C60]+[.C62]+[.C64]+[.C68])/48" office:value-type="float" office:value="70.1815625" calcext:value-type="float">
            <text:p>70.1815625</text:p>
          </table:table-cell>
          <table:table-cell table:formula="of:=[.H4]-[.G4]" office:value-type="float" office:value="0.323474999999974" calcext:value-type="float">
            <text:p>0.323475</text:p>
          </table:table-cell>
          <table:table-cell table:formula="of:=([.C11]+[.C17]+[.C19]+[.C21]+[.C23]+[.C27]+[.C35]+[.C39]+[.C65]+[.C69])/10" office:value-type="float" office:value="68.94446" calcext:value-type="float">
            <text:p>68.94446</text:p>
          </table:table-cell>
          <table:table-cell table:formula="of:=([.C12]+[.C18]+[.C20]+[.C22]+[.C24]+[.C28]+[.C36]+[.C40]+[.C66]+[.C70])/10" office:value-type="float" office:value="69.02312" calcext:value-type="float">
            <text:p>69.02312</text:p>
          </table:table-cell>
          <table:table-cell table:formula="of:=([.C11]+[.C17]+[.C19]+[.C21]+[.C23]+[.C27]+[.C35]+[.C39]+[.C65]+[.C69]+[.C12]+[.C18]+[.C20]+[.C22]+[.C24]+[.C28]+[.C36]+[.C40]+[.C66]+[.C70])/20" office:value-type="float" office:value="68.98379" calcext:value-type="float">
            <text:p>68.98379</text:p>
          </table:table-cell>
          <table:table-cell table:formula="of:=[.L4]-[.K4]" office:value-type="float" office:value="0.0786599999999993" calcext:value-type="float">
            <text:p>0.0786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A5]/1000" office:value-type="float" office:value="21" calcext:value-type="float">
            <text:p>21</text:p>
          </table:table-cell>
          <table:table-cell table:formula="of:=[.A5]/1000*1.8+32" office:value-type="float" office:value="69.8" calcext:value-type="float">
            <text:p>6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812" calcext:value-type="float">
            <text:p>20812</text:p>
          </table:table-cell>
          <table:table-cell table:formula="of:=[.A6]/1000" office:value-type="float" office:value="20.812" calcext:value-type="float">
            <text:p>20.812</text:p>
          </table:table-cell>
          <table:table-cell table:formula="of:=[.A6]/1000*1.8+32" office:value-type="float" office:value="69.4616" calcext:value-type="float">
            <text:p>69.4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VG A 1</text:p>
          </table:table-cell>
          <table:table-cell office:value-type="string" calcext:value-type="string">
            <text:p>AVG A 0</text:p>
          </table:table-cell>
          <table:table-cell office:value-type="string" calcext:value-type="string">
            <text:p>AVG A</text:p>
          </table:table-cell>
          <table:table-cell/>
          <table:table-cell office:value-type="string" calcext:value-type="string">
            <text:p>AGV B 1</text:p>
          </table:table-cell>
          <table:table-cell office:value-type="string" calcext:value-type="string">
            <text:p>AVG B 0</text:p>
          </table:table-cell>
          <table:table-cell office:value-type="string" calcext:value-type="string">
            <text:p>AVG B</text:p>
          </table:table-cell>
          <table:table-cell/>
        </table:table-row>
        <table:table-row table:style-name="ro1">
          <table:table-cell office:value-type="float" office:value="21875" calcext:value-type="float">
            <text:p>21875</text:p>
          </table:table-cell>
          <table:table-cell table:formula="of:=[.A7]/1000" office:value-type="float" office:value="21.875" calcext:value-type="float">
            <text:p>21.875</text:p>
          </table:table-cell>
          <table:table-cell table:formula="of:=[.A7]/1000*1.8+32" office:value-type="float" office:value="71.375" calcext:value-type="float">
            <text:p>71.3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3" table:formula="of:=([.A4]+[.A6]+[.A8]+[.A10]+[.A14]+[.A16]+[.A26]+[.A30]+[.A32]+[.A34]+[.A38]+[.A42]+[.A44]+[.A46]+[.A48]+[.A50]+[.A52]+[.A54]+[.A56]+[.A58]+[.A60]+[.A62]+[.A64]+[.A68])/24/1000" office:value-type="float" office:value="21.122125" calcext:value-type="float">
            <text:p>21.122125</text:p>
          </table:table-cell>
          <table:table-cell table:style-name="ce3" table:formula="of:=([.A5]+[.A7]+[.A9]+[.A13]+[.A15]+[.A25]+[.A29]+[.A31]+[.A33]+[.A37]+[.A41]+[.A43]+[.A45]+[.A47]+[.A49]+[.A51]+[.A53]+[.A55]+[.A57]+[.A59]+[.A61]+[.A63]+[.A67]+[.A71])/24/1000" office:value-type="float" office:value="21.3018333333333" calcext:value-type="float">
            <text:p>21.3018333333</text:p>
          </table:table-cell>
          <table:table-cell table:style-name="ce3" table:formula="of:=([.A5]+[.A7]+[.A9]+[.A13]+[.A15]+[.A25]+[.A29]+[.A31]+[.A33]+[.A37]+[.A41]+[.A43]+[.A45]+[.A47]+[.A49]+[.A51]+[.A53]+[.A55]+[.A57]+[.A59]+[.A61]+[.A63]+[.A67]+[.A71]+[.A4]+[.A6]+[.A8]+[.A10]+[.A14]+[.A16]+[.A26]+[.A30]+[.A32]+[.A34]+[.A38]+[.A42]+[.A44]+[.A46]+[.A48]+[.A50]+[.A52]+[.A54]+[.A56]+[.A58]+[.A60]+[.A62]+[.A64]+[.A68])/48/1000" office:value-type="float" office:value="21.2119791666667" calcext:value-type="float">
            <text:p>21.2119791667</text:p>
          </table:table-cell>
          <table:table-cell table:formula="of:=[.H7]-[.G7]" office:value-type="float" office:value="0.17970833333333" calcext:value-type="float">
            <text:p>0.1797083333</text:p>
          </table:table-cell>
          <table:table-cell table:style-name="ce3" table:formula="of:=([.A11]+[.A17]+[.A19]+[.A21]+[.A23]+[.A27]+[.A35]+[.A39]+[.A65]+[.A69])/10/1000" office:value-type="float" office:value="20.5247" calcext:value-type="float">
            <text:p>20.5247</text:p>
          </table:table-cell>
          <table:table-cell table:style-name="ce3" table:formula="of:=([.A12]+[.A18]+[.A20]+[.A22]+[.A24]+[.A28]+[.A36]+[.A40]+[.A66]+[.A70])/10/1000" office:value-type="float" office:value="20.5684" calcext:value-type="float">
            <text:p>20.5684</text:p>
          </table:table-cell>
          <table:table-cell table:style-name="ce3" table:formula="of:=([.A11]+[.A17]+[.A19]+[.A21]+[.A23]+[.A27]+[.A35]+[.A39]+[.A65]+[.A69]+[.A12]+[.A18]+[.A20]+[.A22]+[.A24]+[.A28]+[.A36]+[.A40]+[.A66]+[.A70])/20/1000" office:value-type="float" office:value="20.54655" calcext:value-type="float">
            <text:p>20.54655</text:p>
          </table:table-cell>
          <table:table-cell table:formula="of:=[.L7]-[.K7]" office:value-type="float" office:value="0.0437000000000012" calcext:value-type="float">
            <text:p>0.0437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A8]/1000" office:value-type="float" office:value="21" calcext:value-type="float">
            <text:p>21</text:p>
          </table:table-cell>
          <table:table-cell table:formula="of:=[.A8]/1000*1.8+32" office:value-type="float" office:value="69.8" calcext:value-type="float">
            <text:p>69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937" calcext:value-type="float">
            <text:p>21937</text:p>
          </table:table-cell>
          <table:table-cell table:formula="of:=[.A9]/1000" office:value-type="float" office:value="21.937" calcext:value-type="float">
            <text:p>21.937</text:p>
          </table:table-cell>
          <table:table-cell table:formula="of:=[.A9]/1000*1.8+32" office:value-type="float" office:value="71.4866" calcext:value-type="float">
            <text:p>71.48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string" calcext:value-type="string" table:number-columns-spanned="4" table:number-rows-spanned="1">
            <text:p>Normal Heat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Aux Heat</text:p>
          </table:table-cell>
          <table:covered-table-cell table:number-columns-repeated="3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10]/1000" office:value-type="float" office:value="21.187" calcext:value-type="float">
            <text:p>21.187</text:p>
          </table:table-cell>
          <table:table-cell table:formula="of:=[.A10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EAT ON</text:p>
          </table:table-cell>
          <table:table-cell office:value-type="string" calcext:value-type="string">
            <text:p>HEAT OFF</text:p>
          </table:table-cell>
          <table:table-cell table:number-columns-repeated="2"/>
          <table:table-cell office:value-type="string" calcext:value-type="string">
            <text:p>HEAT ON</text:p>
          </table:table-cell>
          <table:table-cell office:value-type="string" calcext:value-type="string">
            <text:p>HEAT OFF</text:p>
          </table:table-cell>
          <table:table-cell table:number-columns-repeated="2"/>
        </table:table-row>
        <table:table-row table:style-name="ro1">
          <table:table-cell office:value-type="float" office:value="19687" calcext:value-type="float">
            <text:p>19687</text:p>
          </table:table-cell>
          <table:table-cell table:formula="of:=[.A11]/1000" office:value-type="float" office:value="19.687" calcext:value-type="float">
            <text:p>19.687</text:p>
          </table:table-cell>
          <table:table-cell table:formula="of:=[.A11]/1000*1.8+32" office:value-type="float" office:value="67.4366" calcext:value-type="float">
            <text:p>67.43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625" calcext:value-type="float">
            <text:p>20625</text:p>
          </table:table-cell>
          <table:table-cell table:formula="of:=[.A12]/1000" office:value-type="float" office:value="20.625" calcext:value-type="float">
            <text:p>20.625</text:p>
          </table:table-cell>
          <table:table-cell table:formula="of:=[.A12]/1000*1.8+32" office:value-type="float" office:value="69.125" calcext:value-type="float">
            <text:p>69.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75" calcext:value-type="float">
            <text:p>21375</text:p>
          </table:table-cell>
          <table:table-cell table:formula="of:=[.A13]/1000" office:value-type="float" office:value="21.375" calcext:value-type="float">
            <text:p>21.375</text:p>
          </table:table-cell>
          <table:table-cell table:formula="of:=[.A13]/1000*1.8+32" office:value-type="float" office:value="70.475" calcext:value-type="float">
            <text:p>70.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14]/1000" office:value-type="float" office:value="21.187" calcext:value-type="float">
            <text:p>21.187</text:p>
          </table:table-cell>
          <table:table-cell table:formula="of:=[.A14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Relative</text:p>
          </table:table-cell>
          <table:table-cell table:formula="of:=[.I4]-[.M4]" office:value-type="float" office:value="1.1977725" calcext:value-type="float">
            <text:p>1.1977725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15]/1000" office:value-type="float" office:value="21.187" calcext:value-type="float">
            <text:p>21.187</text:p>
          </table:table-cell>
          <table:table-cell table:formula="of:=[.A15]/1000*1.8+32" office:value-type="float" office:value="70.1366" calcext:value-type="float">
            <text:p>70.1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5" office:value-type="string" calcext:value-type="string">
            <text:p><text:s/>Difference</text:p>
          </table:table-cell>
          <table:table-cell table:formula="of:=[.I7]-[.M7]" office:value-type="float" office:value="0.665429166666669" calcext:value-type="float">
            <text:p>0.6654291667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16]/1000" office:value-type="float" office:value="21.187" calcext:value-type="float">
            <text:p>21.187</text:p>
          </table:table-cell>
          <table:table-cell table:formula="of:=[.A16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87" calcext:value-type="float">
            <text:p>20687</text:p>
          </table:table-cell>
          <table:table-cell table:formula="of:=[.A17]/1000" office:value-type="float" office:value="20.687" calcext:value-type="float">
            <text:p>20.687</text:p>
          </table:table-cell>
          <table:table-cell table:formula="of:=[.A17]/1000*1.8+32" office:value-type="float" office:value="69.2366" calcext:value-type="float">
            <text:p>69.23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375" calcext:value-type="float">
            <text:p>20375</text:p>
          </table:table-cell>
          <table:table-cell table:formula="of:=[.A18]/1000" office:value-type="float" office:value="20.375" calcext:value-type="float">
            <text:p>20.375</text:p>
          </table:table-cell>
          <table:table-cell table:formula="of:=[.A18]/1000*1.8+32" office:value-type="float" office:value="68.675" calcext:value-type="float">
            <text:p>68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00" calcext:value-type="float">
            <text:p>20500</text:p>
          </table:table-cell>
          <table:table-cell table:formula="of:=[.A19]/1000" office:value-type="float" office:value="20.5" calcext:value-type="float">
            <text:p>20.5</text:p>
          </table:table-cell>
          <table:table-cell table:formula="of:=[.A19]/1000*1.8+32" office:value-type="float" office:value="68.9" calcext:value-type="float">
            <text:p>68.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250" calcext:value-type="float">
            <text:p>20250</text:p>
          </table:table-cell>
          <table:table-cell table:formula="of:=[.A20]/1000" office:value-type="float" office:value="20.25" calcext:value-type="float">
            <text:p>20.25</text:p>
          </table:table-cell>
          <table:table-cell table:formula="of:=[.A20]/1000*1.8+32" office:value-type="float" office:value="68.45" calcext:value-type="float">
            <text:p>68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62" calcext:value-type="float">
            <text:p>20562</text:p>
          </table:table-cell>
          <table:table-cell table:formula="of:=[.A21]/1000" office:value-type="float" office:value="20.562" calcext:value-type="float">
            <text:p>20.562</text:p>
          </table:table-cell>
          <table:table-cell table:formula="of:=[.A21]/1000*1.8+32" office:value-type="float" office:value="69.0116" calcext:value-type="float">
            <text:p>69.01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812" calcext:value-type="float">
            <text:p>19812</text:p>
          </table:table-cell>
          <table:table-cell table:formula="of:=[.A22]/1000" office:value-type="float" office:value="19.812" calcext:value-type="float">
            <text:p>19.812</text:p>
          </table:table-cell>
          <table:table-cell table:formula="of:=[.A22]/1000*1.8+32" office:value-type="float" office:value="67.6616" calcext:value-type="float">
            <text:p>67.6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437" calcext:value-type="float">
            <text:p>20437</text:p>
          </table:table-cell>
          <table:table-cell table:formula="of:=[.A23]/1000" office:value-type="float" office:value="20.437" calcext:value-type="float">
            <text:p>20.437</text:p>
          </table:table-cell>
          <table:table-cell table:formula="of:=[.A23]/1000*1.8+32" office:value-type="float" office:value="68.7866" calcext:value-type="float">
            <text:p>68.78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312" calcext:value-type="float">
            <text:p>20312</text:p>
          </table:table-cell>
          <table:table-cell table:formula="of:=[.A24]/1000" office:value-type="float" office:value="20.312" calcext:value-type="float">
            <text:p>20.312</text:p>
          </table:table-cell>
          <table:table-cell table:formula="of:=[.A24]/1000*1.8+32" office:value-type="float" office:value="68.5616" calcext:value-type="float">
            <text:p>68.5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500" calcext:value-type="float">
            <text:p>20500</text:p>
          </table:table-cell>
          <table:table-cell table:formula="of:=[.A25]/1000" office:value-type="float" office:value="20.5" calcext:value-type="float">
            <text:p>20.5</text:p>
          </table:table-cell>
          <table:table-cell table:formula="of:=[.A25]/1000*1.8+32" office:value-type="float" office:value="68.9" calcext:value-type="float">
            <text:p>68.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26]/1000" office:value-type="float" office:value="21.187" calcext:value-type="float">
            <text:p>21.187</text:p>
          </table:table-cell>
          <table:table-cell table:formula="of:=[.A26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87" calcext:value-type="float">
            <text:p>20687</text:p>
          </table:table-cell>
          <table:table-cell table:formula="of:=[.A27]/1000" office:value-type="float" office:value="20.687" calcext:value-type="float">
            <text:p>20.687</text:p>
          </table:table-cell>
          <table:table-cell table:formula="of:=[.A27]/1000*1.8+32" office:value-type="float" office:value="69.2366" calcext:value-type="float">
            <text:p>69.23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437" calcext:value-type="float">
            <text:p>20437</text:p>
          </table:table-cell>
          <table:table-cell table:formula="of:=[.A28]/1000" office:value-type="float" office:value="20.437" calcext:value-type="float">
            <text:p>20.437</text:p>
          </table:table-cell>
          <table:table-cell table:formula="of:=[.A28]/1000*1.8+32" office:value-type="float" office:value="68.7866" calcext:value-type="float">
            <text:p>68.7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62" calcext:value-type="float">
            <text:p>21062</text:p>
          </table:table-cell>
          <table:table-cell table:formula="of:=[.A29]/1000" office:value-type="float" office:value="21.062" calcext:value-type="float">
            <text:p>21.062</text:p>
          </table:table-cell>
          <table:table-cell table:formula="of:=[.A29]/1000*1.8+32" office:value-type="float" office:value="69.9116" calcext:value-type="float">
            <text:p>69.9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62" calcext:value-type="float">
            <text:p>21062</text:p>
          </table:table-cell>
          <table:table-cell table:formula="of:=[.A30]/1000" office:value-type="float" office:value="21.062" calcext:value-type="float">
            <text:p>21.062</text:p>
          </table:table-cell>
          <table:table-cell table:formula="of:=[.A30]/1000*1.8+32" office:value-type="float" office:value="69.9116" calcext:value-type="float">
            <text:p>69.9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87" calcext:value-type="float">
            <text:p>20687</text:p>
          </table:table-cell>
          <table:table-cell table:formula="of:=[.A31]/1000" office:value-type="float" office:value="20.687" calcext:value-type="float">
            <text:p>20.687</text:p>
          </table:table-cell>
          <table:table-cell table:formula="of:=[.A31]/1000*1.8+32" office:value-type="float" office:value="69.2366" calcext:value-type="float">
            <text:p>69.2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12" calcext:value-type="float">
            <text:p>21312</text:p>
          </table:table-cell>
          <table:table-cell table:formula="of:=[.A32]/1000" office:value-type="float" office:value="21.312" calcext:value-type="float">
            <text:p>21.312</text:p>
          </table:table-cell>
          <table:table-cell table:formula="of:=[.A32]/1000*1.8+32" office:value-type="float" office:value="70.3616" calcext:value-type="float">
            <text:p>70.3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87" calcext:value-type="float">
            <text:p>22187</text:p>
          </table:table-cell>
          <table:table-cell table:formula="of:=[.A33]/1000" office:value-type="float" office:value="22.187" calcext:value-type="float">
            <text:p>22.187</text:p>
          </table:table-cell>
          <table:table-cell table:formula="of:=[.A33]/1000*1.8+32" office:value-type="float" office:value="71.9366" calcext:value-type="float">
            <text:p>71.9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50" calcext:value-type="float">
            <text:p>21250</text:p>
          </table:table-cell>
          <table:table-cell table:formula="of:=[.A34]/1000" office:value-type="float" office:value="21.25" calcext:value-type="float">
            <text:p>21.25</text:p>
          </table:table-cell>
          <table:table-cell table:formula="of:=[.A34]/1000*1.8+32" office:value-type="float" office:value="70.25" calcext:value-type="float">
            <text:p>7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750" calcext:value-type="float">
            <text:p>20750</text:p>
          </table:table-cell>
          <table:table-cell table:formula="of:=[.A35]/1000" office:value-type="float" office:value="20.75" calcext:value-type="float">
            <text:p>20.75</text:p>
          </table:table-cell>
          <table:table-cell table:formula="of:=[.A35]/1000*1.8+32" office:value-type="float" office:value="69.35" calcext:value-type="float">
            <text:p>69.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437" calcext:value-type="float">
            <text:p>20437</text:p>
          </table:table-cell>
          <table:table-cell table:formula="of:=[.A36]/1000" office:value-type="float" office:value="20.437" calcext:value-type="float">
            <text:p>20.437</text:p>
          </table:table-cell>
          <table:table-cell table:formula="of:=[.A36]/1000*1.8+32" office:value-type="float" office:value="68.7866" calcext:value-type="float">
            <text:p>68.78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50" calcext:value-type="float">
            <text:p>21250</text:p>
          </table:table-cell>
          <table:table-cell table:formula="of:=[.A37]/1000" office:value-type="float" office:value="21.25" calcext:value-type="float">
            <text:p>21.25</text:p>
          </table:table-cell>
          <table:table-cell table:formula="of:=[.A37]/1000*1.8+32" office:value-type="float" office:value="70.25" calcext:value-type="float">
            <text:p>70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38]/1000" office:value-type="float" office:value="21.125" calcext:value-type="float">
            <text:p>21.125</text:p>
          </table:table-cell>
          <table:table-cell table:formula="of:=[.A38]/1000*1.8+32" office:value-type="float" office:value="70.025" calcext:value-type="float">
            <text:p>70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87" calcext:value-type="float">
            <text:p>20687</text:p>
          </table:table-cell>
          <table:table-cell table:formula="of:=[.A39]/1000" office:value-type="float" office:value="20.687" calcext:value-type="float">
            <text:p>20.687</text:p>
          </table:table-cell>
          <table:table-cell table:formula="of:=[.A39]/1000*1.8+32" office:value-type="float" office:value="69.2366" calcext:value-type="float">
            <text:p>69.23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312" calcext:value-type="float">
            <text:p>20312</text:p>
          </table:table-cell>
          <table:table-cell table:formula="of:=[.A40]/1000" office:value-type="float" office:value="20.312" calcext:value-type="float">
            <text:p>20.312</text:p>
          </table:table-cell>
          <table:table-cell table:formula="of:=[.A40]/1000*1.8+32" office:value-type="float" office:value="68.5616" calcext:value-type="float">
            <text:p>68.5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62" calcext:value-type="float">
            <text:p>21062</text:p>
          </table:table-cell>
          <table:table-cell table:formula="of:=[.A41]/1000" office:value-type="float" office:value="21.062" calcext:value-type="float">
            <text:p>21.062</text:p>
          </table:table-cell>
          <table:table-cell table:formula="of:=[.A41]/1000*1.8+32" office:value-type="float" office:value="69.9116" calcext:value-type="float">
            <text:p>69.9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42]/1000" office:value-type="float" office:value="21.187" calcext:value-type="float">
            <text:p>21.187</text:p>
          </table:table-cell>
          <table:table-cell table:formula="of:=[.A42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62" calcext:value-type="float">
            <text:p>21062</text:p>
          </table:table-cell>
          <table:table-cell table:formula="of:=[.A43]/1000" office:value-type="float" office:value="21.062" calcext:value-type="float">
            <text:p>21.062</text:p>
          </table:table-cell>
          <table:table-cell table:formula="of:=[.A43]/1000*1.8+32" office:value-type="float" office:value="69.9116" calcext:value-type="float">
            <text:p>69.9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44]/1000" office:value-type="float" office:value="21.187" calcext:value-type="float">
            <text:p>21.187</text:p>
          </table:table-cell>
          <table:table-cell table:formula="of:=[.A44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45]/1000" office:value-type="float" office:value="21.125" calcext:value-type="float">
            <text:p>21.125</text:p>
          </table:table-cell>
          <table:table-cell table:formula="of:=[.A45]/1000*1.8+32" office:value-type="float" office:value="70.025" calcext:value-type="float">
            <text:p>7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312" calcext:value-type="float">
            <text:p>21312</text:p>
          </table:table-cell>
          <table:table-cell table:formula="of:=[.A46]/1000" office:value-type="float" office:value="21.312" calcext:value-type="float">
            <text:p>21.312</text:p>
          </table:table-cell>
          <table:table-cell table:formula="of:=[.A46]/1000*1.8+32" office:value-type="float" office:value="70.3616" calcext:value-type="float">
            <text:p>70.36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62" calcext:value-type="float">
            <text:p>21062</text:p>
          </table:table-cell>
          <table:table-cell table:formula="of:=[.A47]/1000" office:value-type="float" office:value="21.062" calcext:value-type="float">
            <text:p>21.062</text:p>
          </table:table-cell>
          <table:table-cell table:formula="of:=[.A47]/1000*1.8+32" office:value-type="float" office:value="69.9116" calcext:value-type="float">
            <text:p>69.9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50" calcext:value-type="float">
            <text:p>21250</text:p>
          </table:table-cell>
          <table:table-cell table:formula="of:=[.A48]/1000" office:value-type="float" office:value="21.25" calcext:value-type="float">
            <text:p>21.25</text:p>
          </table:table-cell>
          <table:table-cell table:formula="of:=[.A48]/1000*1.8+32" office:value-type="float" office:value="70.25" calcext:value-type="float">
            <text:p>7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62" calcext:value-type="float">
            <text:p>21062</text:p>
          </table:table-cell>
          <table:table-cell table:formula="of:=[.A49]/1000" office:value-type="float" office:value="21.062" calcext:value-type="float">
            <text:p>21.062</text:p>
          </table:table-cell>
          <table:table-cell table:formula="of:=[.A49]/1000*1.8+32" office:value-type="float" office:value="69.9116" calcext:value-type="float">
            <text:p>69.9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50]/1000" office:value-type="float" office:value="21.187" calcext:value-type="float">
            <text:p>21.187</text:p>
          </table:table-cell>
          <table:table-cell table:formula="of:=[.A50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A51]/1000" office:value-type="float" office:value="21" calcext:value-type="float">
            <text:p>21</text:p>
          </table:table-cell>
          <table:table-cell table:formula="of:=[.A51]/1000*1.8+32" office:value-type="float" office:value="69.8" calcext:value-type="float">
            <text:p>6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52]/1000" office:value-type="float" office:value="21.187" calcext:value-type="float">
            <text:p>21.187</text:p>
          </table:table-cell>
          <table:table-cell table:formula="of:=[.A52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A53]/1000" office:value-type="float" office:value="21" calcext:value-type="float">
            <text:p>21</text:p>
          </table:table-cell>
          <table:table-cell table:formula="of:=[.A53]/1000*1.8+32" office:value-type="float" office:value="69.8" calcext:value-type="float">
            <text:p>6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87" calcext:value-type="float">
            <text:p>21187</text:p>
          </table:table-cell>
          <table:table-cell table:formula="of:=[.A54]/1000" office:value-type="float" office:value="21.187" calcext:value-type="float">
            <text:p>21.187</text:p>
          </table:table-cell>
          <table:table-cell table:formula="of:=[.A54]/1000*1.8+32" office:value-type="float" office:value="70.1366" calcext:value-type="float">
            <text:p>70.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A55]/1000" office:value-type="float" office:value="21" calcext:value-type="float">
            <text:p>21</text:p>
          </table:table-cell>
          <table:table-cell table:formula="of:=[.A55]/1000*1.8+32" office:value-type="float" office:value="69.8" calcext:value-type="float">
            <text:p>6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50" calcext:value-type="float">
            <text:p>21250</text:p>
          </table:table-cell>
          <table:table-cell table:formula="of:=[.A56]/1000" office:value-type="float" office:value="21.25" calcext:value-type="float">
            <text:p>21.25</text:p>
          </table:table-cell>
          <table:table-cell table:formula="of:=[.A56]/1000*1.8+32" office:value-type="float" office:value="70.25" calcext:value-type="float">
            <text:p>7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57]/1000" office:value-type="float" office:value="21.125" calcext:value-type="float">
            <text:p>21.125</text:p>
          </table:table-cell>
          <table:table-cell table:formula="of:=[.A57]/1000*1.8+32" office:value-type="float" office:value="70.025" calcext:value-type="float">
            <text:p>7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250" calcext:value-type="float">
            <text:p>21250</text:p>
          </table:table-cell>
          <table:table-cell table:formula="of:=[.A58]/1000" office:value-type="float" office:value="21.25" calcext:value-type="float">
            <text:p>21.25</text:p>
          </table:table-cell>
          <table:table-cell table:formula="of:=[.A58]/1000*1.8+32" office:value-type="float" office:value="70.25" calcext:value-type="float">
            <text:p>7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000" calcext:value-type="float">
            <text:p>21000</text:p>
          </table:table-cell>
          <table:table-cell table:formula="of:=[.A59]/1000" office:value-type="float" office:value="21" calcext:value-type="float">
            <text:p>21</text:p>
          </table:table-cell>
          <table:table-cell table:formula="of:=[.A59]/1000*1.8+32" office:value-type="float" office:value="69.8" calcext:value-type="float">
            <text:p>69.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60]/1000" office:value-type="float" office:value="21.125" calcext:value-type="float">
            <text:p>21.125</text:p>
          </table:table-cell>
          <table:table-cell table:formula="of:=[.A60]/1000*1.8+32" office:value-type="float" office:value="70.025" calcext:value-type="float">
            <text:p>70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61]/1000" office:value-type="float" office:value="21.125" calcext:value-type="float">
            <text:p>21.125</text:p>
          </table:table-cell>
          <table:table-cell table:formula="of:=[.A61]/1000*1.8+32" office:value-type="float" office:value="70.025" calcext:value-type="float">
            <text:p>70.0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62]/1000" office:value-type="float" office:value="21.125" calcext:value-type="float">
            <text:p>21.125</text:p>
          </table:table-cell>
          <table:table-cell table:formula="of:=[.A62]/1000*1.8+32" office:value-type="float" office:value="70.025" calcext:value-type="float">
            <text:p>70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87" calcext:value-type="float">
            <text:p>22187</text:p>
          </table:table-cell>
          <table:table-cell table:formula="of:=[.A63]/1000" office:value-type="float" office:value="22.187" calcext:value-type="float">
            <text:p>22.187</text:p>
          </table:table-cell>
          <table:table-cell table:formula="of:=[.A63]/1000*1.8+32" office:value-type="float" office:value="71.9366" calcext:value-type="float">
            <text:p>71.9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64]/1000" office:value-type="float" office:value="21.125" calcext:value-type="float">
            <text:p>21.125</text:p>
          </table:table-cell>
          <table:table-cell table:formula="of:=[.A64]/1000*1.8+32" office:value-type="float" office:value="70.025" calcext:value-type="float">
            <text:p>70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25" calcext:value-type="float">
            <text:p>20625</text:p>
          </table:table-cell>
          <table:table-cell table:formula="of:=[.A65]/1000" office:value-type="float" office:value="20.625" calcext:value-type="float">
            <text:p>20.625</text:p>
          </table:table-cell>
          <table:table-cell table:formula="of:=[.A65]/1000*1.8+32" office:value-type="float" office:value="69.125" calcext:value-type="float">
            <text:p>69.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562" calcext:value-type="float">
            <text:p>21562</text:p>
          </table:table-cell>
          <table:table-cell table:formula="of:=[.A66]/1000" office:value-type="float" office:value="21.562" calcext:value-type="float">
            <text:p>21.562</text:p>
          </table:table-cell>
          <table:table-cell table:formula="of:=[.A66]/1000*1.8+32" office:value-type="float" office:value="70.8116" calcext:value-type="float">
            <text:p>70.8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87" calcext:value-type="float">
            <text:p>22187</text:p>
          </table:table-cell>
          <table:table-cell table:formula="of:=[.A67]/1000" office:value-type="float" office:value="22.187" calcext:value-type="float">
            <text:p>22.187</text:p>
          </table:table-cell>
          <table:table-cell table:formula="of:=[.A67]/1000*1.8+32" office:value-type="float" office:value="71.9366" calcext:value-type="float">
            <text:p>71.9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1125" calcext:value-type="float">
            <text:p>21125</text:p>
          </table:table-cell>
          <table:table-cell table:formula="of:=[.A68]/1000" office:value-type="float" office:value="21.125" calcext:value-type="float">
            <text:p>21.125</text:p>
          </table:table-cell>
          <table:table-cell table:formula="of:=[.A68]/1000*1.8+32" office:value-type="float" office:value="70.025" calcext:value-type="float">
            <text:p>70.0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0625" calcext:value-type="float">
            <text:p>20625</text:p>
          </table:table-cell>
          <table:table-cell table:formula="of:=[.A69]/1000" office:value-type="float" office:value="20.625" calcext:value-type="float">
            <text:p>20.625</text:p>
          </table:table-cell>
          <table:table-cell table:formula="of:=[.A69]/1000*1.8+32" office:value-type="float" office:value="69.125" calcext:value-type="float">
            <text:p>69.1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1562" calcext:value-type="float">
            <text:p>21562</text:p>
          </table:table-cell>
          <table:table-cell table:formula="of:=[.A70]/1000" office:value-type="float" office:value="21.562" calcext:value-type="float">
            <text:p>21.562</text:p>
          </table:table-cell>
          <table:table-cell table:formula="of:=[.A70]/1000*1.8+32" office:value-type="float" office:value="70.8116" calcext:value-type="float">
            <text:p>70.8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2187" calcext:value-type="float">
            <text:p>22187</text:p>
          </table:table-cell>
          <table:table-cell table:formula="of:=[.A71]/1000" office:value-type="float" office:value="22.187" calcext:value-type="float">
            <text:p>22.187</text:p>
          </table:table-cell>
          <table:table-cell table:formula="of:=[.A71]/1000*1.8+32" office:value-type="float" office:value="71.9366" calcext:value-type="float">
            <text:p>71.9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1" svg:font-family="'Liberation Sans', Arial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d </meta:initial-creator>
    <meta:creation-date>2018-02-03T13:20:55.523328081</meta:creation-date>
    <dc:date>2018-02-03T14:06:43.391955340</dc:date>
    <dc:creator>Chad </dc:creator>
    <meta:editing-duration>PT14M55S</meta:editing-duration>
    <meta:editing-cycles>2</meta:editing-cycles>
    <meta:generator>LibreOffice/4.2.8.2$Linux_X86_64 LibreOffice_project/420m0$Build-2</meta:generator>
    <meta:document-statistic meta:table-count="1" meta:cell-count="389" meta:object-count="0"/>
  </office:meta>
</office:document-meta>
</file>